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BFD9D7A0C503076A.png" manifest:media-type="image/png"/>
  <manifest:file-entry manifest:full-path="Pictures/10000000000003E800000258B4FA8FD65B6DBA49.png" manifest:media-type="image/png"/>
  <manifest:file-entry manifest:full-path="Pictures/10000000000003E800000258EAA1C1EECBF97490.png" manifest:media-type="image/png"/>
  <manifest:file-entry manifest:full-path="Pictures/10000000000003E80000025811A4BF34D68AB646.png" manifest:media-type="image/png"/>
  <manifest:file-entry manifest:full-path="Pictures/10000000000003E800000258167EA24B9E36A8E9.png" manifest:media-type="image/png"/>
  <manifest:file-entry manifest:full-path="Pictures/10000000000003E800000258FCD56533509296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_0" draw:style-name="gr1" draw:text-style-name="P2" svg:width="7.727cm" svg:height="1.324cm" svg:x="6.784cm" svg:y="0.467cm"><draw:text-box><text:p><text:span text:style-name="T1">B0740-28</text:span></text:p></draw:text-box></draw:frame><draw:frame draw:style-name="fr1" draw:name="Image1" text:anchor-type="char" svg:x="0.079cm" svg:y="3.089cm" svg:width="17.59cm" svg:height="10.553cm" draw:z-index="4"><draw:image xlink:href="Pictures/10000000000003E800000258FCD565335092962D.png" xlink:type="simple" xlink:show="embed" xlink:actuate="onLoad" loext:mime-type="image/png"/></draw:frame></text:p>
      <text:p text:style-name="P1"><draw:frame text:anchor-type="paragraph" draw:z-index="2" draw:name="Shape1_1" draw:style-name="gr1" draw:text-style-name="P2" svg:width="7.727cm" svg:height="1.324cm" svg:x="6.652cm" svg:y="-1.037cm"><draw:text-box><text:p><text:span text:style-name="T1">B1642-03</text:span></text:p></draw:text-box></draw:frame><draw:frame draw:style-name="fr1" draw:name="Image2" text:anchor-type="char" svg:x="0.132cm" svg:y="1.323cm" svg:width="17.59cm" svg:height="10.553cm" draw:z-index="5"><draw:image xlink:href="Pictures/10000000000003E80000025811A4BF34D68AB646.png" xlink:type="simple" xlink:show="embed" xlink:actuate="onLoad" loext:mime-type="image/png"/></draw:frame><draw:frame draw:style-name="fr1" draw:name="Image3" text:anchor-type="char" svg:x="0.291cm" svg:y="14.275cm" svg:width="17.59cm" svg:height="10.553cm" draw:z-index="6"><draw:image xlink:href="Pictures/10000000000003E800000258EAA1C1EECBF97490.png" xlink:type="simple" xlink:show="embed" xlink:actuate="onLoad" loext:mime-type="image/png"/></draw:frame></text:p>
      <text:p text:style-name="P1"><draw:frame text:anchor-type="paragraph" draw:z-index="3" draw:name="Shape1_2" draw:style-name="gr1" draw:text-style-name="P2" svg:width="7.727cm" svg:height="1.324cm" svg:x="6.652cm" svg:y="-0.349cm"><draw:text-box><text:p><text:span text:style-name="T1">J2145-0750</text:span></text:p></draw:text-box></draw:frame><draw:frame draw:style-name="fr1" draw:name="Image4" text:anchor-type="char" svg:x="-0.37cm" svg:y="2.17cm" svg:width="17.59cm" svg:height="10.553cm" draw:z-index="7"><draw:image xlink:href="Pictures/10000000000003E800000258B4FA8FD65B6DBA49.png" xlink:type="simple" xlink:show="embed" xlink:actuate="onLoad" loext:mime-type="image/png"/></draw:frame><draw:frame draw:style-name="fr1" draw:name="Image5" text:anchor-type="char" svg:x="-0.476cm" svg:y="13.653cm" svg:width="17.59cm" svg:height="10.553cm" draw:z-index="8"><draw:image xlink:href="Pictures/10000000000003E800000258BFD9D7A0C503076A.png" xlink:type="simple" xlink:show="embed" xlink:actuate="onLoad" loext:mime-type="image/png"/></draw:frame></text:p>
      <text:p text:style-name="P1"><draw:frame text:anchor-type="paragraph" draw:z-index="0" draw:name="Shape1" draw:style-name="gr1" draw:text-style-name="P2" svg:width="7.727cm" svg:height="1.324cm" svg:x="6.334cm" svg:y="-0.739cm"><draw:text-box><text:p><text:span text:style-name="T1">B0329+54</text:span></text:p></draw:text-box></draw:frame><draw:frame draw:style-name="fr1" draw:name="Image6" text:anchor-type="char" svg:x="-0.212cm" svg:y="2.831cm" svg:width="17.59cm" svg:height="10.553cm" draw:z-index="9"><draw:image xlink:href="Pictures/10000000000003E800000258167EA24B9E36A8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4:21:58.282910569</meta:creation-date>
    <dc:date>2021-08-14T13:27:11.856666384</dc:date>
    <meta:editing-duration>PT8M58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